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5.703cm" fo:min-width="8.39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417cm" fo:min-width="8.39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2.727cm" fo:min-width="5.85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28cm" fo:min-width="5.85cm"/>
    </style:style>
    <style:style style:name="gr5" style:family="graphic" style:parent-style-name="standard">
      <style:graphic-properties svg:stroke-color="#000000" draw:marker-start="Diamond_20_unfilled" draw:textarea-vertical-align="middle"/>
    </style:style>
    <style:style style:name="gr6" style:family="graphic" style:parent-style-name="objectwithoutfill">
      <style:graphic-properties draw:marker-end="Diamond_20_unfilled" draw:marker-end-width="0.3cm" draw:fill="none" draw:textarea-vertical-align="botto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8.89cm" svg:height="5.953cm" svg:x="18.145cm" svg:y="2.667cm">
            <text:p text:style-name="P1"><text:span text:style-name="T1">+int id</text:span></text:p>
            <text:p text:style-name="P1"><text:span text:style-name="T1">+String name</text:span></text:p>
            <text:p text:style-name="P1"><text:span text:style-name="T1">+Category category</text:span></text:p>
            <text:p text:style-name="P1"><text:span text:style-name="T1">+int servingSize</text:span></text:p>
            <text:p text:style-name="P1"><text:span text:style-name="T1">+ArrayList&lt;Ingredient&gt; ingredients</text:span></text:p>
            <text:p text:style-name="P1"><text:span text:style-name="T1">+ArrayList&lt;String&gt; steps</text:span></text:p>
            <text:p text:style-name="P1"><text:span text:style-name="T1"/></text:p>
            <text:p text:style-name="P1"><text:span text:style-name="T1">+void changeServingSize(int servingSize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89cm" svg:height="1.667cm" svg:x="18.145cm" svg:y="1cm">
            <text:p text:style-name="P3">Recipe</text:p>
            <draw:enhanced-geometry svg:viewBox="0 0 21600 21600" draw:type="rectangle" draw:enhanced-path="M 0 0 L 21600 0 21600 21600 0 21600 0 0 Z N"/>
          </draw:custom-shape>
        </draw:g>
        <draw:g xml:id="id1" draw:id="id1">
          <draw:g>
            <draw:custom-shape draw:style-name="gr3" draw:text-style-name="P2" draw:layer="layout" svg:width="6.35cm" svg:height="2.977cm" svg:x="19.415cm" svg:y="13.009cm">
              <text:p text:style-name="P1"><text:span text:style-name="T1">Breakfast</text:span></text:p>
              <text:p text:style-name="P1"><text:span text:style-name="T1">Lunch</text:span></text:p>
              <text:p text:style-name="P1"><text:span text:style-name="T1">Dinner</text:span><text:span text:style-name="T1"><text:line-break/></text:span><text:span text:style-name="T1">Drinks</text:span></text:p>
              <text:p text:style-name="P1"><text:span text:style-name="T1">Deser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6.35cm" svg:height="1.778cm" svg:x="19.415cm" svg:y="11.231cm">
              <text:p text:style-name="P3">&lt;&lt;enumeration&gt;&gt;</text:p>
              <text:p text:style-name="P3">Category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5" draw:text-style-name="P6" draw:layer="layout" svg:x1="22.59cm" svg:y1="11.231cm" svg:x2="22.59cm" svg:y2="8.62cm" draw:start-shape="id1" draw:start-glue-point="0" draw:end-shape="id2" draw:end-glue-point="2" svg:d="M22590 11231v-2611" svg:viewBox="0 0 1 2612">
          <text:p text:style-name="P1"><text:span text:style-name="T2">1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1"><text:span text:style-name="T2">1</text:span></text:p>
        </draw:connector>
        <draw:g xml:id="id3" draw:id="id3">
          <draw:custom-shape draw:style-name="gr1" draw:text-style-name="P2" draw:layer="layout" svg:width="8.89cm" svg:height="5.953cm" svg:x="4.81cm" svg:y="2.667cm">
            <text:p text:style-name="P1"><text:span text:style-name="T1">+String </text:span><text:span text:style-name="T1">name</text:span></text:p>
            <text:p text:style-name="P1"><text:span text:style-name="T1">+float </text:span><text:span text:style-name="T1">measument</text:span></text:p>
            <text:p text:style-name="P1"><text:span text:style-name="T1">+String </text:span><text:span text:style-name="T1">measureme</text:span><text:span text:style-name="T1">ntUnit</text:span></text:p>
            <text:p text:style-name="P1"><text:span text:style-name="T1"/></text:p>
            <text:p text:style-name="P1"><text:span text:style-name="T1">+void </text:span><text:span text:style-name="T1">Convert(Stri</text:span><text:span text:style-name="T1">ng </text:span><text:span text:style-name="T1">measureme</text:span><text:span text:style-name="T1">ntUnit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8.89cm" svg:height="1.667cm" svg:x="4.81cm" svg:y="1cm">
            <text:p text:style-name="P3">Ingredient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7" draw:layer="layout" svg:x1="18.145cm" svg:y1="4.81cm" svg:x2="13.7cm" svg:y2="4.81cm" draw:start-shape="id2" draw:start-glue-point="3" draw:end-shape="id3" draw:end-glue-point="1" svg:d="M18145 4810h-4445" svg:viewBox="0 0 4446 1">
          <text:p text:style-name="P3">* <text:s text:c="16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2:06:27.719150292</meta:creation-date>
    <meta:generator>LibreOffice/5.1.4.2$Linux_X86_64 LibreOffice_project/10m0$Build-2</meta:generator>
    <dc:date>2016-12-05T22:30:00.022690580</dc:date>
    <meta:editing-duration>PT13M</meta:editing-duration>
    <meta:editing-cycles>5</meta:editing-cycles>
    <meta:document-statistic meta:object-count="12"/>
  </office:meta>
</office:document-meta>
</file>